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paragraph-rsid="001f0050"/>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206468"/>
    </style:style>
    <style:style style:name="P4" style:family="paragraph" style:parent-style-name="Text_20_body">
      <style:paragraph-properties fo:margin-left="0cm" fo:margin-right="0cm" fo:text-align="justify" style:justify-single-word="false" fo:text-indent="0.499cm" style:auto-text-indent="false"/>
      <style:text-properties officeooo:paragraph-rsid="0021d183"/>
    </style:style>
    <style:style style:name="P5" style:family="paragraph" style:parent-style-name="Text_20_body">
      <style:paragraph-properties fo:margin-left="0cm" fo:margin-right="0cm" fo:text-align="justify" style:justify-single-word="false" fo:text-indent="0.499cm" style:auto-text-indent="false"/>
      <style:text-properties officeooo:paragraph-rsid="00233068"/>
    </style:style>
    <style:style style:name="P6" style:family="paragraph" style:parent-style-name="Text_20_body">
      <style:paragraph-properties fo:margin-left="0cm" fo:margin-right="0cm" fo:text-align="justify" style:justify-single-word="false" fo:text-indent="0.499cm" style:auto-text-indent="false"/>
      <style:text-properties officeooo:paragraph-rsid="00240b81"/>
    </style:style>
    <style:style style:name="P7" style:family="paragraph" style:parent-style-name="Text_20_body">
      <style:paragraph-properties fo:margin-left="0cm" fo:margin-right="0cm" fo:text-align="justify" style:justify-single-word="false" fo:text-indent="0.499cm" style:auto-text-indent="false"/>
      <style:text-properties officeooo:paragraph-rsid="00273020"/>
    </style:style>
    <style:style style:name="P8" style:family="paragraph" style:parent-style-name="Text_20_body">
      <style:paragraph-properties fo:margin-left="0cm" fo:margin-right="0cm" fo:text-align="justify" style:justify-single-word="false" fo:text-indent="0.499cm" style:auto-text-indent="false"/>
      <style:text-properties officeooo:paragraph-rsid="002c9f54"/>
    </style:style>
    <style:style style:name="P9" style:family="paragraph" style:parent-style-name="Text_20_body">
      <style:paragraph-properties fo:margin-left="0cm" fo:margin-right="0cm" fo:text-align="justify" style:justify-single-word="false" fo:text-indent="0.499cm" style:auto-text-indent="false"/>
      <style:text-properties officeooo:paragraph-rsid="0030acba"/>
    </style:style>
    <style:style style:name="P10" style:family="paragraph" style:parent-style-name="Text_20_body">
      <style:paragraph-properties fo:margin-left="0cm" fo:margin-right="0cm" fo:text-align="justify" style:justify-single-word="false" fo:text-indent="0.499cm" style:auto-text-indent="false"/>
      <style:text-properties officeooo:paragraph-rsid="0030f709"/>
    </style:style>
    <style:style style:name="P11" style:family="paragraph" style:parent-style-name="Text_20_body">
      <style:paragraph-properties fo:margin-left="0cm" fo:margin-right="0cm" fo:text-align="justify" style:justify-single-word="false" fo:text-indent="0.499cm" style:auto-text-indent="false"/>
      <style:text-properties officeooo:paragraph-rsid="0031b173"/>
    </style:style>
    <style:style style:name="P12" style:family="paragraph" style:parent-style-name="Text_20_body">
      <style:paragraph-properties fo:margin-left="0cm" fo:margin-right="0cm" fo:text-align="center" style:justify-single-word="false" fo:text-indent="0.499cm" style:auto-text-indent="false"/>
    </style:style>
    <style:style style:name="P13" style:family="paragraph" style:parent-style-name="Text_20_body">
      <style:paragraph-properties fo:margin-left="0cm" fo:margin-right="0cm" fo:text-align="center" style:justify-single-word="false" fo:text-indent="0.499cm" style:auto-text-indent="false"/>
      <style:text-properties officeooo:paragraph-rsid="00257079"/>
    </style:style>
    <style:style style:name="P14" style:family="paragraph" style:parent-style-name="Text_20_body">
      <style:paragraph-properties fo:margin-left="0cm" fo:margin-right="0cm" fo:text-align="center" style:justify-single-word="false" fo:text-indent="0.499cm" style:auto-text-indent="false"/>
      <style:text-properties officeooo:paragraph-rsid="002c9f54"/>
    </style:style>
    <style:style style:name="P15" style:family="paragraph" style:parent-style-name="Text_20_body">
      <style:paragraph-properties fo:margin-left="0cm" fo:margin-right="0cm" fo:text-align="center" style:justify-single-word="false" fo:text-indent="0.499cm" style:auto-text-indent="false"/>
      <style:text-properties officeooo:paragraph-rsid="003783a5"/>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351618" officeooo:paragraph-rsid="00351618"/>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9" style:family="paragraph" style:parent-style-name="Text_20_body">
      <style:paragraph-properties fo:margin-left="0cm" fo:margin-right="0cm" fo:text-align="justify" style:justify-single-word="false" fo:text-indent="0.499cm" style:auto-text-indent="false"/>
      <style:text-properties fo:font-style="italic" officeooo:paragraph-rsid="0030acba"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officeooo:paragraph-rsid="0030f709"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officeooo:paragraph-rsid="0031b173"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officeooo:paragraph-rsid="00257079"/>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officeooo:paragraph-rsid="00257079" style:font-style-asian="italic" style:font-weight-asian="normal" style:font-style-complex="italic" style:font-weight-complex="normal"/>
    </style:style>
    <style:style style:name="P2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afbd1"/>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cb54b"/>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13f7e5" officeooo:paragraph-rsid="0013f7e5"/>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0cb54b"/>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18ac01"/>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officeooo:rsid="0018ac01" officeooo:paragraph-rsid="0018ac01" style:font-style-asian="italic" style:font-style-complex="italic"/>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0d798d" officeooo:paragraph-rsid="000d798d"/>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fedf" officeooo:paragraph-rsid="0016fedf"/>
    </style:style>
    <style:style style:name="P3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fedf" officeooo:paragraph-rsid="0018ac01"/>
    </style:style>
    <style:style style:name="P4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b11f0" officeooo:paragraph-rsid="001b11f0"/>
    </style:style>
    <style:style style:name="P41" style:family="paragraph" style:parent-style-name="Text_20_body">
      <style:text-properties fo:language="ru" fo:country="RU"/>
    </style:style>
    <style:style style:name="P42" style:family="paragraph" style:parent-style-name="Text_20_body">
      <style:paragraph-properties fo:text-align="justify" style:justify-single-word="false"/>
      <style:text-properties fo:language="ru" fo:country="RU"/>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top="0cm" fo:margin-bottom="0.212cm" style:contextual-spacing="false" fo:text-align="justify" style:justify-single-word="false"/>
      <style:text-properties fo:language="ru" fo:country="RU"/>
    </style:style>
    <style:style style:name="P45" style:family="paragraph" style:parent-style-name="Text_20_body">
      <style:paragraph-properties fo:margin-top="0cm" fo:margin-bottom="0.212cm" style:contextual-spacing="false" fo:text-align="justify" style:justify-single-word="false"/>
      <style:text-properties fo:language="en" fo:country="US"/>
    </style:style>
    <style:style style:name="P4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47" style:family="paragraph" style:parent-style-name="First_20_line_20_indent">
      <style:text-properties fo:language="ru" fo:country="RU"/>
    </style:style>
    <style:style style:name="P48" style:family="paragraph" style:parent-style-name="First_20_line_20_indent">
      <style:text-properties fo:font-size="15pt" fo:language="ru" fo:country="RU" style:font-size-asian="15pt" style:font-size-complex="15pt"/>
    </style:style>
    <style:style style:name="P49" style:family="paragraph" style:parent-style-name="First_20_line_20_indent">
      <style:paragraph-properties fo:margin-left="0cm" fo:margin-right="0cm" fo:text-indent="0cm" style:auto-text-indent="false"/>
      <style:text-properties fo:language="ru" fo:country="RU"/>
    </style:style>
    <style:style style:name="P50"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5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5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5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5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5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5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officeooo:paragraph-rsid="001e2cbb"/>
    </style:style>
    <style:style style:name="P59" style:family="paragraph" style:parent-style-name="Text_20_body">
      <style:paragraph-properties fo:margin-left="0cm" fo:margin-right="0cm" fo:text-align="justify" style:justify-single-word="false" fo:text-indent="0cm" style:auto-text-indent="false"/>
      <style:text-properties officeooo:paragraph-rsid="0031b173"/>
    </style:style>
    <style:style style:name="P60" style:family="paragraph" style:parent-style-name="Text_20_body">
      <style:paragraph-properties fo:margin-left="0cm" fo:margin-right="0cm" fo:text-align="justify" style:justify-single-word="false" fo:text-indent="0cm" style:auto-text-indent="false"/>
      <style:text-properties officeooo:paragraph-rsid="003390e8"/>
    </style:style>
    <style:style style:name="P61" style:family="paragraph" style:parent-style-name="Text_20_body">
      <style:paragraph-properties fo:margin-left="0cm" fo:margin-right="0cm" fo:text-align="justify" style:justify-single-word="false" fo:text-indent="0cm" style:auto-text-indent="false"/>
      <style:text-properties officeooo:paragraph-rsid="0034f849"/>
    </style:style>
    <style:style style:name="P62" style:family="paragraph" style:parent-style-name="Text_20_body">
      <style:paragraph-properties fo:margin-left="0cm" fo:margin-right="0cm" fo:text-align="justify" style:justify-single-word="false" fo:text-indent="0cm" style:auto-text-indent="false"/>
      <style:text-properties officeooo:paragraph-rsid="00365325"/>
    </style:style>
    <style:style style:name="P63" style:family="paragraph" style:parent-style-name="Text_20_body">
      <style:paragraph-properties fo:margin-left="0cm" fo:margin-right="0cm" fo:text-align="justify" style:justify-single-word="false" fo:text-indent="0cm" style:auto-text-indent="false"/>
      <style:text-properties fo:font-style="italic" officeooo:paragraph-rsid="0031b173" style:font-style-asian="italic" style:font-style-complex="italic"/>
    </style:style>
    <style:style style:name="P64" style:family="paragraph" style:parent-style-name="Text_20_body">
      <style:paragraph-properties fo:margin-left="0cm" fo:margin-right="0cm" fo:text-align="justify" style:justify-single-word="false" fo:text-indent="0cm" style:auto-text-indent="false"/>
      <style:text-properties fo:font-style="italic" officeooo:paragraph-rsid="003390e8" style:font-style-asian="italic" style:font-style-complex="italic"/>
    </style:style>
    <style:style style:name="P65" style:family="paragraph" style:parent-style-name="Text_20_body">
      <style:paragraph-properties fo:margin-left="0cm" fo:margin-right="0cm" fo:text-align="justify" style:justify-single-word="false" fo:text-indent="0cm" style:auto-text-indent="false"/>
      <style:text-properties fo:language="en" fo:country="US" officeooo:rsid="003390e8" officeooo:paragraph-rsid="003390e8"/>
    </style:style>
    <style:style style:name="P66" style:family="paragraph" style:parent-style-name="Text_20_body">
      <style:paragraph-properties fo:margin-left="0cm" fo:margin-right="0cm" fo:text-align="center" style:justify-single-word="false" fo:text-indent="0cm" style:auto-text-indent="false"/>
      <style:text-properties officeooo:paragraph-rsid="0034f849"/>
    </style:style>
    <style:style style:name="P67" style:family="paragraph" style:parent-style-name="Heading_20_2">
      <style:text-properties fo:language="ru" fo:country="RU"/>
    </style:style>
    <style:style style:name="P68" style:family="paragraph" style:parent-style-name="Heading_20_2">
      <style:paragraph-properties fo:margin-left="0cm" fo:margin-right="0cm" fo:text-indent="0.499cm" style:auto-text-indent="false"/>
    </style:style>
    <style:style style:name="P69" style:family="paragraph" style:parent-style-name="First_20_line_20_indent" style:list-style-name="L17">
      <style:text-properties fo:language="ru" fo:country="RU"/>
    </style:style>
    <style:style style:name="P70" style:family="paragraph" style:parent-style-name="First_20_line_20_indent" style:list-style-name="L18">
      <style:text-properties fo:language="ru" fo:country="RU"/>
    </style:style>
    <style:style style:name="P71" style:family="paragraph" style:parent-style-name="First_20_line_20_indent" style:list-style-name="L18">
      <style:paragraph-properties fo:margin-left="0cm" fo:margin-right="0cm" fo:text-indent="0cm" style:auto-text-indent="false"/>
      <style:text-properties fo:language="ru" fo:country="RU"/>
    </style:style>
    <style:style style:name="P72" style:family="paragraph" style:parent-style-name="Heading_20_1">
      <style:paragraph-properties fo:margin-left="0cm" fo:margin-right="0cm" fo:text-align="center" style:justify-single-word="false" fo:text-indent="0.499cm" style:auto-text-indent="false"/>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1">
      <style:paragraph-properties fo:text-align="justify" style:justify-single-word="false"/>
      <style:text-properties fo:language="ru" fo:country="RU"/>
    </style:style>
    <style:style style:name="P75" style:family="paragraph" style:parent-style-name="Text_20_body" style:list-style-name="L1">
      <style:paragraph-properties fo:text-align="justify" style:justify-single-word="false"/>
      <style:text-properties fo:language="ru" fo:country="RU" officeooo:paragraph-rsid="001c9e6b"/>
    </style:style>
    <style:style style:name="P76" style:family="paragraph" style:parent-style-name="Text_20_body" style:list-style-name="L2">
      <style:paragraph-properties fo:text-align="justify" style:justify-single-word="false"/>
      <style:text-properties fo:language="ru" fo:country="RU"/>
    </style:style>
    <style:style style:name="P77" style:family="paragraph" style:parent-style-name="Text_20_body" style:list-style-name="L9">
      <style:paragraph-properties fo:text-align="justify" style:justify-single-word="false"/>
      <style:text-properties fo:language="ru" fo:country="RU"/>
    </style:style>
    <style:style style:name="P78" style:family="paragraph" style:parent-style-name="Text_20_body" style:list-style-name="L10">
      <style:paragraph-properties fo:text-align="justify" style:justify-single-word="false"/>
      <style:text-properties fo:language="ru" fo:country="RU"/>
    </style:style>
    <style:style style:name="P79" style:family="paragraph" style:parent-style-name="Text_20_body" style:list-style-name="L11">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list-style-name="L7">
      <style:text-properties fo:language="ru" fo:country="RU"/>
    </style:style>
    <style:style style:name="P82" style:family="paragraph" style:parent-style-name="Text_20_body" style:list-style-name="L8">
      <style:text-properties fo:language="ru" fo:country="RU"/>
    </style:style>
    <style:style style:name="P83"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85"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86"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8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9"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4a46a0"/>
    </style:style>
    <style:style style:name="P9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b11f0" officeooo:paragraph-rsid="001b11f0"/>
    </style:style>
    <style:style style:name="P9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caa91" officeooo:paragraph-rsid="003caa91"/>
    </style:style>
    <style:style style:name="P9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caa91" officeooo:paragraph-rsid="004a3f94"/>
    </style:style>
    <style:style style:name="P9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18ac01"/>
    </style:style>
    <style:style style:name="P9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4a46a0"/>
    </style:style>
    <style:style style:name="P9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b11f0" officeooo:paragraph-rsid="001b11f0"/>
    </style:style>
    <style:style style:name="P9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3930d5" officeooo:paragraph-rsid="003930d5"/>
    </style:style>
    <style:style style:name="P9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3caa91" officeooo:paragraph-rsid="004a3f94"/>
    </style:style>
    <style:style style:name="P9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3caa91" officeooo:paragraph-rsid="003caa91"/>
    </style:style>
    <style:style style:name="P10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176e0" officeooo:paragraph-rsid="004176e0"/>
    </style:style>
    <style:style style:name="P10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4d281" officeooo:paragraph-rsid="0044d281"/>
    </style:style>
    <style:style style:name="P10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59354" officeooo:paragraph-rsid="00459354"/>
    </style:style>
    <style:style style:name="P10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9b994" officeooo:paragraph-rsid="0049b994"/>
    </style:style>
    <style:style style:name="P104" style:family="paragraph" style:parent-style-name="Text_20_body">
      <style:paragraph-properties fo:margin-left="0cm" fo:margin-right="0cm" fo:text-align="justify" style:justify-single-word="false" fo:text-indent="0.499cm" style:auto-text-indent="false"/>
      <style:text-properties officeooo:paragraph-rsid="004aa6d1"/>
    </style:style>
    <style:style style:name="P105" style:family="paragraph" style:parent-style-name="Text_20_body">
      <style:paragraph-properties fo:margin-left="0cm" fo:margin-right="0cm" fo:text-align="justify" style:justify-single-word="false" fo:text-indent="0.499cm" style:auto-text-indent="false"/>
      <style:text-properties fo:font-style="italic" officeooo:paragraph-rsid="004aa6d1" style:font-style-asian="italic" style:font-style-complex="italic"/>
    </style:style>
    <style:style style:name="P106" style:family="paragraph" style:parent-style-name="Text_20_body">
      <style:paragraph-properties fo:margin-left="0cm" fo:margin-right="0cm" fo:text-align="justify" style:justify-single-word="false" fo:text-indent="0.499cm" style:auto-text-indent="false"/>
      <style:text-properties fo:color="#00ccff" fo:font-style="italic" officeooo:paragraph-rsid="004aa6d1" style:font-style-asian="italic" style:font-style-complex="italic"/>
    </style:style>
    <style:style style:name="P107"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108"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10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11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11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officeooo:rsid="000afbd1"/>
    </style:style>
    <style:style style:name="T3" style:family="text">
      <style:text-properties fo:language="ru" fo:country="RU" officeooo:rsid="000cb54b"/>
    </style:style>
    <style:style style:name="T4" style:family="text">
      <style:text-properties fo:language="ru" fo:country="RU" officeooo:rsid="000d798d"/>
    </style:style>
    <style:style style:name="T5" style:family="text">
      <style:text-properties fo:language="ru" fo:country="RU" officeooo:rsid="000f4bbc"/>
    </style:style>
    <style:style style:name="T6" style:family="text">
      <style:text-properties fo:language="ru" fo:country="RU" officeooo:rsid="001117d6"/>
    </style:style>
    <style:style style:name="T7" style:family="text">
      <style:text-properties fo:language="ru" fo:country="RU" officeooo:rsid="00151f91"/>
    </style:style>
    <style:style style:name="T8" style:family="text">
      <style:text-properties fo:language="ru" fo:country="RU" officeooo:rsid="00185f43"/>
    </style:style>
    <style:style style:name="T9" style:family="text">
      <style:text-properties fo:language="ru" fo:country="RU" officeooo:rsid="0018ac01"/>
    </style:style>
    <style:style style:name="T10" style:family="text">
      <style:text-properties fo:language="ru" fo:country="RU" officeooo:rsid="001a8b6a"/>
    </style:style>
    <style:style style:name="T11" style:family="text">
      <style:text-properties fo:language="ru" fo:country="RU" officeooo:rsid="001b11f0"/>
    </style:style>
    <style:style style:name="T12" style:family="text">
      <style:text-properties fo:language="ru" fo:country="RU" officeooo:rsid="001bcfcd"/>
    </style:style>
    <style:style style:name="T13" style:family="text">
      <style:text-properties fo:language="ru" fo:country="RU" officeooo:rsid="00273020"/>
    </style:style>
    <style:style style:name="T14" style:family="text">
      <style:text-properties fo:language="ru" fo:country="RU" officeooo:rsid="002928b1"/>
    </style:style>
    <style:style style:name="T15" style:family="text">
      <style:text-properties fo:language="ru" fo:country="RU" officeooo:rsid="002a9e51"/>
    </style:style>
    <style:style style:name="T16" style:family="text">
      <style:text-properties fo:language="ru" fo:country="RU" officeooo:rsid="002c9f54"/>
    </style:style>
    <style:style style:name="T17" style:family="text">
      <style:text-properties fo:language="ru" fo:country="RU" officeooo:rsid="0034f849"/>
    </style:style>
    <style:style style:name="T18" style:family="text">
      <style:text-properties fo:language="ru" fo:country="RU" officeooo:rsid="00365325"/>
    </style:style>
    <style:style style:name="T19" style:family="text">
      <style:text-properties fo:language="ru" fo:country="RU" officeooo:rsid="003930d5"/>
    </style:style>
    <style:style style:name="T20" style:family="text">
      <style:text-properties fo:language="ru" fo:country="RU" officeooo:rsid="003b2a24"/>
    </style:style>
    <style:style style:name="T21" style:family="text">
      <style:text-properties fo:language="ru" fo:country="RU" officeooo:rsid="003e8a15"/>
    </style:style>
    <style:style style:name="T22" style:family="text">
      <style:text-properties fo:language="ru" fo:country="RU" officeooo:rsid="004176e0"/>
    </style:style>
    <style:style style:name="T23" style:family="text">
      <style:text-properties fo:language="ru" fo:country="RU" officeooo:rsid="00436f32"/>
    </style:style>
    <style:style style:name="T24" style:family="text">
      <style:text-properties fo:language="ru" fo:country="RU" officeooo:rsid="00459354"/>
    </style:style>
    <style:style style:name="T25" style:family="text">
      <style:text-properties fo:language="ru" fo:country="RU" officeooo:rsid="00470a4e"/>
    </style:style>
    <style:style style:name="T26" style:family="text">
      <style:text-properties fo:language="ru" fo:country="RU" officeooo:rsid="0048e096"/>
    </style:style>
    <style:style style:name="T27" style:family="text">
      <style:text-properties fo:language="ru" fo:country="RU" officeooo:rsid="0049b994"/>
    </style:style>
    <style:style style:name="T28" style:family="text">
      <style:text-properties fo:language="ru" fo:country="RU" officeooo:rsid="004a3f94"/>
    </style:style>
    <style:style style:name="T29" style:family="text">
      <style:text-properties fo:language="ru" fo:country="RU" officeooo:rsid="004aa6d1"/>
    </style:style>
    <style:style style:name="T30" style:family="text">
      <style:text-properties fo:language="en" fo:country="US"/>
    </style:style>
    <style:style style:name="T31" style:family="text">
      <style:text-properties fo:language="en" fo:country="US" officeooo:rsid="002c9f54"/>
    </style:style>
    <style:style style:name="T32" style:family="text">
      <style:text-properties fo:language="en" fo:country="US" officeooo:rsid="0030acba"/>
    </style:style>
    <style:style style:name="T33" style:family="text">
      <style:text-properties fo:language="en" fo:country="US" officeooo:rsid="0030f709"/>
    </style:style>
    <style:style style:name="T34" style:family="text">
      <style:text-properties fo:language="en" fo:country="US" officeooo:rsid="0031b173"/>
    </style:style>
    <style:style style:name="T35" style:family="text">
      <style:text-properties fo:language="en" fo:country="US" fo:font-style="italic" officeooo:rsid="0031b173" style:font-style-asian="italic" style:font-style-complex="italic"/>
    </style:style>
    <style:style style:name="T36" style:family="text">
      <style:text-properties fo:language="en" fo:country="US" officeooo:rsid="003390e8"/>
    </style:style>
    <style:style style:name="T37" style:family="text">
      <style:text-properties fo:language="en" fo:country="US" officeooo:rsid="0034f849"/>
    </style:style>
    <style:style style:name="T38" style:family="text">
      <style:text-properties fo:language="en" fo:country="US" officeooo:rsid="00365325"/>
    </style:style>
    <style:style style:name="T39" style:family="text">
      <style:text-properties fo:language="en" fo:country="US" officeooo:rsid="00459354"/>
    </style:style>
    <style:style style:name="T40" style:family="text">
      <style:text-properties fo:color="#ff3333"/>
    </style:style>
    <style:style style:name="T41" style:family="text">
      <style:text-properties fo:color="#ff3333" fo:language="ru" fo:country="RU"/>
    </style:style>
    <style:style style:name="T42" style:family="text">
      <style:text-properties fo:font-style="italic" style:font-style-asian="italic" style:font-style-complex="italic"/>
    </style:style>
    <style:style style:name="T43" style:family="text">
      <style:text-properties fo:color="#6666ff" fo:language="ru" fo:country="RU"/>
    </style:style>
    <style:style style:name="T44" style:family="text">
      <style:text-properties fo:color="#800000" fo:language="ru" fo:country="RU"/>
    </style:style>
    <style:style style:name="T45" style:family="text">
      <style:text-properties fo:color="#800000" fo:language="ru" fo:country="RU" officeooo:rsid="002c9f54"/>
    </style:style>
    <style:style style:name="T46" style:family="text">
      <style:text-properties fo:color="#800000" fo:language="ru" fo:country="RU" officeooo:rsid="00459354"/>
    </style:style>
    <style:style style:name="T47" style:family="text">
      <style:text-properties fo:color="#800000" officeooo:rsid="003ffc71"/>
    </style:style>
    <style:style style:name="T48" style:family="text">
      <style:text-properties fo:color="#800000" fo:language="en" fo:country="US" officeooo:rsid="004470f5"/>
    </style:style>
    <style:style style:name="T49" style:family="text">
      <style:text-properties fo:color="#800000" officeooo:rsid="004470f5"/>
    </style:style>
    <style:style style:name="T50" style:family="text">
      <style:text-properties officeooo:rsid="001b11f0"/>
    </style:style>
    <style:style style:name="T51" style:family="text">
      <style:text-properties officeooo:rsid="001c9e6b"/>
    </style:style>
    <style:style style:name="T52" style:family="text">
      <style:text-properties fo:color="#ff6600"/>
    </style:style>
    <style:style style:name="T53" style:family="text">
      <style:text-properties fo:color="#ff6600" fo:language="ru" fo:country="RU" fo:font-style="normal" officeooo:rsid="003390e8" style:font-style-asian="normal" style:font-style-complex="normal"/>
    </style:style>
    <style:style style:name="T54" style:family="text">
      <style:text-properties fo:color="#ff6600" fo:language="ru" fo:country="RU" officeooo:rsid="00365325"/>
    </style:style>
    <style:style style:name="T55" style:family="text">
      <style:text-properties fo:font-weight="bold" style:font-weight-asian="bold" style:font-weight-complex="bold"/>
    </style:style>
    <style:style style:name="T56" style:family="text">
      <style:text-properties officeooo:rsid="003ffc7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Последний фанфик</text:h>
      <text:p text:style-name="P1"/>
      <text:p text:style-name="P16">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342214717794567716" text:style-name="L1">
        <text:list-item>
          <text:p text:style-name="P73">добавить детектив <text:span text:style-name="T1">(реализовано)</text:span>+ магические уроки/трактаты Старсвирла</text:p>
        </text:list-item>
        <text:list-item>
          <text:p text:style-name="P74">Терра несколько раз пытается убить Макса (один раз — в аквапарке). Несколько раз Макса спасает Селестия (даёт приказы Нексусу)</text:p>
        </text:list-item>
        <text:list-item>
          <text:p text:style-name="P75">Книги:</text:p>
        </text:list-item>
      </text:list>
      <text:list xml:id="list2215637141723978962" text:style-name="L2">
        <text:list-item>
          <text:p text:style-name="P76">«Высшие заклинания в повседневном использовании: от песчинки до дворца»</text:p>
        </text:list-item>
        <text:list-item>
          <text:p text:style-name="P76">«<text:span text:style-name="T51">Малоизвестные аспекты магии трансформаций</text:span>»</text:p>
        </text:list-item>
        <text:list-item>
          <text:p text:style-name="P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6">Дасти Вейфарер «Зебрианская культура, быт и фольклор»</text:p>
        </text:list-item>
        <text:list-item>
          <text:p text:style-name="P76">«Краткая история Эквестрии»</text:p>
        </text:list-item>
        <text:list-item>
          <text:p text:style-name="P76">«Шедевры архитектуры Эквестрии» с разделом о Кантерлотском Королевском Дворце</text:p>
        </text:list-item>
        <text:list-item>
          <text:p text:style-name="P76">«Великие дела и великие чары». Страница 893: ...</text:p>
        </text:list-item>
      </text:list>
      <text:p text:style-name="P16"/>
      <text:h text:style-name="Heading_20_2" text:outline-level="2">Факты об Эквестрии <text:span text:style-name="T1">(согласовать с вики)</text:span></text:h>
      <text:list xml:id="list8145485832872443101" text:style-name="L3">
        <text:list-item>
          <text:p text:style-name="P80">Эквестрия существует несколько тысячелетий</text:p>
        </text:list-item>
        <text:list-item>
          <text:p text:style-name="P80"><text:soft-page-break/>Селестия — переменчивая пони. В одно време не строгая, а в другое может быть такой, что страшно становится</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Кроме Дискорда, старше сестёр ещё старейшина драконов</text:p>
        </text:list-item>
        <text:list-item>
          <text:p text:style-name="P80">Кэйденс не прожила и 60-ти лет</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P67" text:outline-level="2"><text:soft-page-break/></text:h>
      <text:p text:style-name="P43"/>
      <text:p text:style-name="P43">Сюжет (детально)</text:p>
      <text:p text:style-name="P43">Терра</text:p>
      <text:p text:style-name="P43">Замок принцесс</text:p>
      <text:p text:style-name="P43">Кантерлот</text:p>
      <text:p text:style-name="P43">Рассказ Селестии (“1001 ночь”)</text:p>
      <text:p text:style-name="P43">ЛСД-чаепитие</text:p>
      <text:p text:style-name="P43">Рейд пони-рэйнджеров</text:p>
      <text:p text:style-name="P43">Рейд пони-рэйнджеров-2 (продолжение рейда пони-рэйнджеров)</text:p>
      <text:p text:style-name="P43">Продолжение ЛСД-чаепития</text:p>
      <text:p text:style-name="P43">В библиотеке замка Селестии</text:p>
      <text:p text:style-name="P43">Понивилль</text:p>
      <text:p text:style-name="P43">Знакомство с Элементами Гармонии</text:p>
      <text:p text:style-name="P43">Первый сеанс двойного сна. Рэрити</text:p>
      <text:p text:style-name="P43">День с Пинки</text:p>
      <text:p text:style-name="P43">День с Рэйнбоу Дэш</text:p>
      <text:p text:style-name="P43">Сон Рэрити</text:p>
      <text:p text:style-name="P43">Первый сон РД. Рекурсия</text:p>
      <text:p text:style-name="P43">Второй сон РД. Праздник опавших листьев</text:p>
      <text:p text:style-name="P43">Третий сон РД. Fallout</text:p>
      <text:p text:style-name="P43">Четвёртый сон РД. Объединяющий</text:p>
      <text:p text:style-name="P43">Исчезновение Селестии</text:p>
      <text:p text:style-name="P43">Поиск решения</text:p>
      <text:p text:style-name="P43">Поход к замку Принцес-2</text:p>
      <text:p text:style-name="P43">Терра</text:p>
      <text:p text:style-name="P43">Прибытие</text:p>
      <text:p text:style-name="P43">Поиски</text:p>
      <text:p text:style-name="P43">Безнадёжность</text:p>
      <text:p text:style-name="P43">След</text:p>
      <text:p text:style-name="P43">Земля</text:p>
      <text:p text:style-name="P43"/>
      <text:h text:style-name="Heading_20_2" text:outline-level="2">Действующие лица</text:h>
      <text:h text:style-name="Heading_20_3" text:outline-level="3">Макс</text:h>
      <text:p text:style-name="P43">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4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43">Искусственный интеллект. Создан Владом и Максом. Разработан для управления корпорациями.</text:p>
      <text:h text:style-name="Heading_20_3" text:outline-level="3">Селестия</text:h>
      <text:p text:style-name="P4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57">Трактат Старсвирла Бородатого “Основы магического искусства”</text:p>
      <text:h text:style-name="Heading_20_2" text:outline-level="2">Сюжет (кратко)</text:h>
      <text:p text:style-name="P5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5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3">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3">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3">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4">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4">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5">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5">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6">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6">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6"/>
      <text:h text:style-name="Heading_20_2" text:outline-level="2"><text:soft-page-break/>Сюжет (детально)</text:h>
      <text:p text:style-name="P22">В начале каждой главы - рисунок мозаики, отображающий суть главы.</text:p>
      <text:h text:style-name="Heading_20_3" text:outline-level="3">Терра</text:h>
      <text:p text:style-name="P23">музыка - кондовая электронная, холодная и отчаянная (стиль Pet Shop Boys)</text:p>
      <text:p text:style-name="P13">***</text:p>
      <text:p text:style-name="P7">Звонок Алекса застал меня в супермаркете.</text:p>
      <text:p text:style-name="P7"><text:span text:style-name="T13">– </text:span>Макс, привет!</text:p>
      <text:p text:style-name="P7"><text:span text:style-name="T13">– </text:span>Здорово.</text:p>
      <text:p text:style-name="P7"><text:span text:style-name="T13">– </text:span>Слушай, на продакшн-сервере свалился релиз, можешь глянуть? Что там с мозгом?</text:p>
      <text:p text:style-name="P8"><text:span text:style-name="T15">–</text:span><text:span text:style-name="T13"> </text:span><text:span text:style-name="T16">Алекс, в</text:span><text:span text:style-name="T1">ообще-то, у меня </text:span><text:span text:style-name="T16">с сегодняшнего дня </text:span><text:span text:style-name="T1">отпуск. Типа, творческий. Не говоря уже о том, что суббота.</text:span></text:p>
      <text:p text:style-name="P8"><text:span text:style-name="T14">–</text:span><text:span text:style-name="T13"> </text:span>Макс, я всё понимаю <text:span text:style-name="T31">&lt;</text:span><text:span text:style-name="T45">больше извинений. Макс ему уже ничем не обязан — типа уволился</text:span><text:span text:style-name="T31">&gt;</text:span>, но клиент до понедельника ждать не будет. <text:span text:style-name="T16">Не в службу, а в дружбу,</text:span> <text:span text:style-name="T16">с</text:span>ъезди, разберись, пожалуйста. Зачтётся по двойной ставке, как обычно.</text:p>
      <text:p text:style-name="P8">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8">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14">***</text:p>
      <text:p text:style-name="P9">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9">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9">Я повесил куртку на спинку кресла и включил комп. </text:p>
      <text:p text:style-name="P9">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9">Я запустил административную консоль и ввёл приветствие. Голосовой модуль у нас ещё не отлажен, обойдёмся текстом.</text:p>
      <text:p text:style-name="P17"><text:span text:style-name="T30">&lt;</text:span><text:span text:style-name="T52">Сделать диалог более «машинным»</text:span><text:span text:style-name="T30">&gt;</text:span></text:p>
      <text:p text:style-name="P19"><text:span text:style-name="T32">&gt;\</text:span>Привет, Нексус. Это Макс.</text:p>
      <text:p text:style-name="P19"><text:span text:style-name="T32">&lt;\</text:span>Привет Макс. </text:p>
      <text:p text:style-name="P19"><text:span text:style-name="T32">&gt;\</text:span>Как самочувствие?</text:p>
      <text:p text:style-name="P19"><text:span text:style-name="T32">&lt;\</text:span>Чувствую себя хорошо.</text:p>
      <text:p text:style-name="P19"><text:span text:style-name="T32">&gt;\</text:span>Выдай диагностику в сжатом формате.</text:p>
      <text:p text:style-name="P19"/>
      <text:p text:style-name="P10"><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0">Введём-ка парочку тестовых вопросов.</text:p>
      <text:p text:style-name="P10"/>
      <text:p text:style-name="P20"><text:span text:style-name="T33">&gt;\</text:span>Как тебя зовут?</text:p>
      <text:p text:style-name="P20"><text:span text:style-name="T33">&lt;\</text:span>Нексус.</text:p>
      <text:p text:style-name="P20"><text:span text:style-name="T33">&gt;\</text:span>Сколько тебе лет?</text:p>
      <text:p text:style-name="P20"><text:span text:style-name="T33">&lt;\</text:span>Два года с начала запуска кластера.</text:p>
      <text:p text:style-name="P20"><text:span text:style-name="T33">&gt;\</text:span>Какой сейчас год?</text:p>
      <text:p text:style-name="P20"><text:span text:style-name="T33">&gt;\</text:span>2025-й.</text:p>
      <text:p text:style-name="P20"><text:span text:style-name="T33">&gt;\</text:span>Как называется наш проект?</text:p>
      <text:p text:style-name="P20"><text:span text:style-name="T33">&lt;\</text:span>Дайсон.</text:p>
      <text:p text:style-name="P20"/>
      <text:p text:style-name="P11">Так, на закрытые словарные вопросы ответы есть - значит, речевой транслятор и база знаний в порядке. </text:p>
      <text:p text:style-name="P11">Проверим бизнес-логику на тестовой задачке.</text:p>
      <text:p text:style-name="P11"/>
      <text:p text:style-name="P21"><text:span text:style-name="T34">&gt;\</text:span>Нексус, отключи память событий за последнюю неделю.</text:p>
      <text:p text:style-name="P21"><text:span text:style-name="T34">&lt;\</text:span>Выполнено.</text:p>
      <text:p text:style-name="P21"><text:span text:style-name="T34">&gt;\</text:span>Задача по корпоративной логике. Выдай наиболее оптимальное решение. </text:p>
      <text:p text:style-name="P21"><text:span text:style-name="T34">&gt;\</text:span>Постановка задачи.</text:p>
      <text:p text:style-name="P21"><text:span text:style-name="T3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1"><text:span text:style-name="T34">&gt;\</text:span>Ограничения.</text:p>
      <text:p text:style-name="P21"><text:span text:style-name="T34">&gt;\</text:span>Ты не можешь подать в суд на компанию Б и ждать результатов, так как за время разбирательства компания А обанкротится.</text:p>
      <text:p text:style-name="P21"><text:span text:style-name="T34">&gt;\</text:span>Задание.</text:p>
      <text:p text:style-name="P21"><text:span text:style-name="T34">&gt;\</text:span>Устранить опасность банкротства корпорации А. Просчитать варианты активностей для среднего и высокого уровней напряжённостей.</text:p>
      <text:p text:style-name="P11"><text:span text:style-name="T35">&lt;\</text:span><text:span text:style-name="T42">Задача принята...</text:span></text:p>
      <text:p text:style-name="P21"><text:span text:style-name="T34">&lt;\</text:span>...</text:p>
      <text:p text:style-name="P21"><text:span text:style-name="T34">&lt;\</text:span>...</text:p>
      <text:p text:style-name="P21"><text:span text:style-name="T34">&lt;\</text:span>Решение:</text:p>
      <text:p text:style-name="P21"><text:span text:style-name="T34">&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63"><text:span text:style-name="T34">&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3"/>
      <text:p text:style-name="P59">Хм, не понял? Что за хрень?</text:p>
      <text:p text:style-name="P59"/>
      <text:p text:style-name="P64"><text:span text:style-name="T36">&gt;</text:span>\Нексус, почему ты используешь жёсткие настройки?</text:p>
      <text:p text:style-name="P64"><text:span text:style-name="T36">&lt;\</text:span>Настройки правильные.</text:p>
      <text:p text:style-name="P64"/>
      <text:p text:style-name="P60">Хм. Кто-то из релиз-команды лажанулся. Ладно, проехали.</text:p>
      <text:p text:style-name="P60">А что у нас с аналитикой?</text:p>
      <text:p text:style-name="P65"/>
      <text:p text:style-name="P64"><text:span text:style-name="T36">&gt;</text:span>\Нексус, почему ты отвечаешь на вопросы?<text:span text:style-name="T36">&lt;</text:span><text:span text:style-name="T53">придумать что-то поумнее</text:span><text:span text:style-name="T36">&gt;</text:span></text:p>
      <text:p text:style-name="P64"/>
      <text:p text:style-name="P60">Вместо ответа Нексус выплюнул в консоль длинную строку букв и служебных символов, среди которых бросилась в глаза строка “<text:span text:style-name="T55">incompartible interface Analytics v.0.93 beta</text:span>”</text:p>
      <text:p text:style-name="P60">Ага, уже теплее.</text:p>
      <text:p text:style-name="P60"/>
      <text:p text:style-name="P64"><text:span text:style-name="T36">&gt;</text:span>\Нексус, выдай диагностику модулей в сжатом формате</text:p>
      <text:p text:style-name="P60"/>
      <text:p text:style-name="P61">Йо! </text:p>
      <text:p text:style-name="P61">Видеокамеры молча наблюдают за поднятым вверх кулаком.</text:p>
      <text:p text:style-name="P61">Всё понятно. Версия аналитического модуля устарела и стала несовместимой с последним релизом кибермозга. </text:p>
      <text:p text:style-name="P61">Набираю номер прожект-мэнеджера.</text:p>
      <text:p text:style-name="P61"><text:span text:style-name="T37">–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61"><text:span text:style-name="T37">– </text:span>Окей. Спасибо, Макс. <text:span text:style-name="T17">Выручил.</text:span></text:p>
      <text:p text:style-name="P61"><text:span text:style-name="T17">–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61"><text:span text:style-name="T17">–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61"><text:span text:style-name="T17">– </text:span>Ааа, понятно. Ну ладно, у меня всё. <text:span text:style-name="T17">Отбой</text:span>!</text:p>
      <text:p text:style-name="P61"><text:span text:style-name="T17">– Отбой</text:span>.</text:p>
      <text:p text:style-name="P61">При выходе из аквариума забрал из шкафчика личные вещи, уходя попрощался с охранником.</text:p>
      <text:p text:style-name="P61">Всё, свободен. Хотя <text:s/>суббота уже испорчена.</text:p>
      <text:p text:style-name="P66">***</text:p>
      <text:p text:style-name="P62">Впрочем, у меня всё равно не было никаких планов на эти выходные. Как и на последующие. Как-то незаметно дни складываются в недели, недели <text:span text:style-name="T18">—</text:span> в месяцы, месяцы <text:span text:style-name="T18">—</text:span> в годы. И сегодня живёшь как вчера, а вчера <text:span text:style-name="T18">—</text:span> как месяц и год назад. Летом <text:span text:style-name="T18">—</text:span> на юг. Зимой <text:span text:style-name="T18">—</text:span> в горы. От моря до лыж и от лыж до моря <text:span text:style-name="T18">—</text:span> работа. И жизнь складывается в систему, из которой не выскочишь…</text:p>
      <text:p text:style-name="P62">Дома настойчиво мяукала Няшка, требуя ужина. <text:span text:style-name="T38">&lt;</text:span><text:span text:style-name="T54">Она потом выскочит во двор и спасётся от голодной смерти во время трёхмесячного пребывания Макса в Эквестрии</text:span><text:span text:style-name="T38">&gt;</text:span></text:p>
      <text:p text:style-name="P62">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62">Надоело, всё надоело. За-дол-ба-ло!</text:p>
      <text:p text:style-name="P62">Какое-то сосущее чувство. Хочется куда-то бежать, догнать что-то важное, <text:s/>ускользающее из сознания.</text:p>
      <text:p text:style-name="P62">Ах, да. Сбегать вниз, в аптеку, купить средство от бессонницы. Вчера последняя пачка закончилась.</text:p>
      <text:p text:style-name="P62">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8">—</text:span> это лучше, чем пустота, царящая в душе уже многие месяцы.</text:p>
      <text:p text:style-name="P15">***</text:p>
      <text:p text:style-name="P104">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04">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04">Всё же интересно наблюдать за суетливо движущимися светлячками внизу. И сравнивать эту суету с мириадами неподвижных звёзд вверху.</text:p>
      <text:p text:style-name="P104">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105">Тьфу, что за мысли пошли!</text:p>
      <text:p text:style-name="P104">Я вспомнил Влада, полгода назад прыгнувшего с крыши <text:span text:style-name="T29">своей</text:span> многоэтажки.</text:p>
      <text:p text:style-name="P105">Нет, это не для меня. Я сюда пришёл любоваться звёздами. И только.</text:p>
      <text:p text:style-name="P104">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04">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04">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04">Друг у него был.</text:p>
      <text:p text:style-name="P104">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04"><text:span text:style-name="T29">– </text:span>Ты сам подумай, Макс! Если человек создаст искусственный интеллект <text:span text:style-name="T29">— </text:span>в чём смысл существования самого человека??? Если за него будет думать кибермозг <text:span text:style-name="T29">—</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29">—</text:span> создашь ты. Не создашь ты <text:span text:style-name="T29">—</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04"><text:span text:style-name="T29">– </text:span>Эк ты себя умалил, до “толкового программиста”! <text:span text:style-name="T29">–</text:span> хмыкнул я. <text:span text:style-name="T29">– </text:span>Весь “Дайсон” на тебе держится!</text:p>
      <text:p text:style-name="P104"><text:span text:style-name="T29">– </text:span>Ну ладно, пусть талантливых. Пусть даже гениальных <text:span text:style-name="T29">— </text:span>их всё равно найдётся с избытком. А не найдётся <text:span text:style-name="T29">—</text:span> индустрия вырастит, подготовит и обучит. Есть спрос <text:s/>будет <text:s/>предложение. Но что я хочу тебе втолковать <text:span text:style-name="T29">—</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29">—</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29">—</text:span> значит, что-то с нами не так. С нами и с путём, <text:span text:style-name="T1">котор</text:span><text:span text:style-name="T29">ы</text:span><text:span text:style-name="T1">м</text:span> мы идём. Ведь тот мозг, что мы создаём <text:span text:style-name="T29">—</text:span> он лишён человеческой морали и этики. Никто нам не ставит такое задание <text:span text:style-name="T29">—</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29">—</text:span> запрограммировать этическое поведение искусственного интеллекта. И ресурсы для решения этой проблемы нужны немалые. А их нет. <text:span text:style-name="T29">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29">—</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29">—</text:span> невелика потеря для вселенной. <text:span text:style-name="T29">Н</text:span>о пусть хотя бы новая ступенька эволюции была лучше, а не хуже нас. А так получается… <text:span text:style-name="T29">–</text:span> Влад сплюнул через перила офисного балкона в синеву вечернего города. </text:p>
      <text:p text:style-name="P104"><text:span text:style-name="T29">–</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29">—</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04">Лучшее, что может сейчас сделать человечество <text:span text:style-name="T29">—</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04">Вот что я хочу тебе объяснить <text:span text:style-name="T29">—</text:span> красные от недосыпа глаза Влада буквально прожигали меня в тот <text:soft-page-break/>наш последний разговор...</text:p>
      <text:p text:style-name="P104">...Сейчас прах Влада хранится в маленькой урне в крематории на Байковом, его идеи умерли вместе с ним, а я разговариваю сам с собой.</text:p>
      <text:p text:style-name="P104"><text:span text:style-name="T42">Звёзды на мгновение пришли в движение, провернувшись на полградуса вокруг одной особо яркой.</text:span></text:p>
      <text:p text:style-name="P104">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04">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04"><text:span text:style-name="T42">Картинка дёрнулась и поплыла, звёзды опять стали вращаться.</text:span> </text:p>
      <text:p text:style-name="P104">Теряю сознание, что ли? Надо отойти от перил. Надо...</text:p>
      <text:p text:style-name="P105">В глазах потемнело. Перила предательски хрустнули. Последним видением стал проступающий на фоне звёздного неба образ.</text:p>
      <text:p text:style-name="P104">Остатками сознания почувствовал исчезновение опоры под спиной и начало падения.</text:p>
      <text:p text:style-name="P104">Блин. Двадцать четвёртый этаж! Хана <text:span text:style-name="T29">—</text:span> успел подумать я и сознание выключилось.</text:p>
      <text:h text:style-name="Heading_20_3" text:outline-level="3">Замок принцесс</text:h>
      <text:p text:style-name="P106">Музыка быстрая, тревожная, надорваная и печальная</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4">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text:soft-page-break/>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text:soft-page-break/>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text:soft-page-break/>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30">&lt;</text:span><text:span text:style-name="T43">вот эту-то энергию Дискорд и потратил на превращение в дракона в мире Терры</text:span><text:span text:style-name="T30">&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18">&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4">javascript"&gt;DOCS_modelChunk = [{"ty":"is","s":"– Ну хорошо, продолжу. “Как успехи в поисках принцессы Селестии? Пиши нам, пожалуйста, побольше. Ты так и</text:p>
      <text:p text:style-name="P2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5">ется вовсю, пока мы тут ночей не спим. А ну дай-ка…\nЭпплджек выхватила листок и начала править текст.\n– Так… Так… И вот так! Теперь порядок! – Эпплдже</text:p>
      <text:p text:style-name="P2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5">.\n– “Надеюсь, ты скоро найдёшь нашу принцессу.” – продолжила Флаттершай. – “Потому что нам её искать плохо получается. Макс долго искал и, наконец, наш</text:p>
      <text:p text:style-name="P2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5"><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5">же о Гарри.\n– Что-то мне это напоминает.\n– Что?\n– То, что с Максом происходит в последнее время. Стоит ему нос из дому высунуть - как на него свалива</text:p>
      <text:p text:style-name="P2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5">жей! \n– Лучше бы он от нас просто отстал. Мы ему ничего плохого не сделали. – вздохнула Флаттершай и продолжила. – “Надеюсь, у тебя всё хорошо? Ты так</text:p>
      <text:p text:style-name="P2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5"><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5">л снеговик — он съехал на него с пригорка и Макс еле вырвался.”\n– Агась, вырвался бы он, если бы не я. Дай-ка сюда письмо...\n– “...хорошо, что рядом б</text:p>
      <text:p text:style-name="P25">ыла Эпплджек и спасла его...”. – Так годится?\n– Пожалуй, да.\n– Хорошо. – “В общем, приезжай скорее. Так хочется, чтоб мы снова были вместе и чтобы все</text:p>
      <text:p text:style-name="P2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5">Твоя Флатти”.\n– Да-да, я мигом! – Девушка схватила листок бумаги и помчалась к ноутбуку.\n\nОзарение\n\n\u003cФлаттершай смотрит млп и говорит - всё не</text:p>
      <text:p text:style-name="P2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5"/>
      <text:p text:style-name="P24"/>
      <text:p text:style-name="P25"/>
      <text:h text:style-name="P68" text:outline-level="2">Озарение</text:h>
      <text:p text:style-name="P2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399055603480987373" text:style-name="L4">
        <text:list-item>
          <text:p text:style-name="P8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942411036435935100" text:style-name="L5">
        <text:list-item>
          <text:p text:style-name="P8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5">Ну хорошо. Убедила. В конце-концов, можем поступить так. Вы с Флатти вернётесь обратно а я продолжу поиски здесь.</text:p>
        </text:list-item>
        <text:list-item>
          <text:p text:style-name="P8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5">Вы можете связываться со мной раз в месяц по коридору.</text:p>
        </text:list-item>
        <text:list-item>
          <text:p text:style-name="P8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5">Ну, не раз в месяц <text:span text:style-name="T3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5">Эпплджек недоверчиво хмыкнула.</text:p>
      <text:list xml:id="list8722441884107258630" text:style-name="L6">
        <text:list-item>
          <text:p text:style-name="P8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6">Конечно оставаться. Кто ещё, кроме нас, может найти её?</text:p>
        </text:list-item>
        <text:list-item>
          <text:p text:style-name="P86">Я думал, ты не сможешь оставить Энджела и всех остальных надолго.</text:p>
        </text:list-item>
        <text:list-item>
          <text:p text:style-name="P8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8">Извини, Флаттершай, забылся.</text:p>
        </text:list-item>
        <text:list-item>
          <text:p text:style-name="P88">Та ладно, я ж не против, – возразила Эпплджек. – Не парься, Флатти. Было б хуже, если б он <text:s/>назвал меня Эпплджек на людях.</text:p>
        </text:list-item>
        <text:list-item>
          <text:p text:style-name="P88">Ты так... – запнулась Флаттершай. – Так быстро забыла свою ферму. И...</text:p>
        </text:list-item>
        <text:list-item>
          <text:p text:style-name="P88">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8">Как ты можешь так говорить? – расплакалась Флаттершай.</text:p>
        </text:list-item>
        <text:list-item>
          <text:p text:style-name="P88"><text:soft-page-break/>Эй, девушки, не ссорьтесь! Мы — одна команда! И надеюсь, останемся ею и в дальнейшем. </text:p>
          <text:p text:style-name="P8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8">А если нет? – Эпплджек смотрела мне мне прямо в глаза.</text:p>
          <text:p text:style-name="P88">Я молча пожал плечами. Эпплджек уверенно продолжила.</text:p>
        </text:list-item>
        <text:list-item>
          <text:p text:style-name="P8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88">Спасибо, ЭйДжей.</text:p>
        </text:list-item>
        <text:list-item>
          <text:p text:style-name="P88">Я об Эквестрии беспокоюсь. – ворчливо отозвалась Эпплджек. – Надо разобраться с этой ерундой наконец-то. И я чертовски намерена это сделать.</text:p>
          <text:p text:style-name="P88">Флаттершай пробормотала нечто, показавшееся мне знакомым.</text:p>
        </text:list-item>
        <text:list-item>
          <text:p text:style-name="P88">Флатти, ты что-то сказала? Я не расслышал.</text:p>
        </text:list-item>
        <text:list-item>
          <text:p text:style-name="P88">Намерение Изменяет Реальность.</text:p>
        </text:list-item>
        <text:list-item>
          <text:p text:style-name="P88">Эээ. А где ты слышала эту фразу, если не секрет?</text:p>
        </text:list-item>
        <text:list-item>
          <text:p text:style-name="P8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8">У меня как будто вспыхнула лампочка в мозгу. Кирпичики быстро выстраивались в целостную картину. Я ринулся в прихожую.</text:p>
        </text:list-item>
        <text:list-item>
          <text:p text:style-name="P88">Флатти, ЭйДжей, буду через час. Ждите!</text:p>
        </text:list-item>
      </text:list>
      <text:p text:style-name="P25"/>
      <text:h text:style-name="P67" text:outline-level="2">Почти.</text:h>
      <text:p text:style-name="P30">В офисе меня встретил лыбящийся Стас.</text:p>
      <text:p text:style-name="P30">–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30">рас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0">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владовском домашнем компьютере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67" text:outline-level="2">Дискорд</text:h>
      <text:p text:style-name="Text_20_body"/>
      <text:p text:style-name="P41">Девушки поспешно собирались, пока я растолковывал им задачу.</text:p>
      <text:list xml:id="list1029095875730931411" text:style-name="L7">
        <text:list-item>
          <text:p text:style-name="P81">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81">Это тот твой приятель, который разбился с полгода назад? – спросила Эпплджек.</text:p>
        </text:list-item>
      </text:list>
      <text:list xml:id="list7453716906399321345" text:style-name="L8">
        <text:list-item>
          <text:p text:style-name="P82">Да, это он.</text:p>
        </text:list-item>
        <text:list-item>
          <text:p text:style-name="P82">А как мы попадём в его квартиру? Там сейчас кто-то живёт? – Флаттершай прыгала на одной ноге, натягивая кед.</text:p>
        </text:list-item>
        <text:list-item>
          <text:p text:style-name="P82">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2">В гараже я обошёл старый верный <text:span text:style-name="T30">Nissan Navara</text:span> и направился к маленькому электрическому <text:span text:style-name="T30">Eva. </text:span>Для того, чтоб не привлекать внимание, самое оно. <text:s/><text:span text:style-name="T30">&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0">&gt;</text:span></text:p>
      <text:p text:style-name="P4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0">&lt;</text:span>Плохо написано!<text:span text:style-name="T30">&gt;</text:span></text:p>
      <text:p text:style-name="P42">Я поднёс брелок пропуска к домофону, но дверь подъезда не открылась. Замигала красная лампочка и зажужжал зуммер.</text:p>
      <text:p text:style-name="P42">Я выругался.</text:p>
      <text:list xml:id="list220418552036745256" text:style-name="L9">
        <text:list-item>
          <text:p text:style-name="P77"><text:soft-page-break/>Макс, что случилось? У нас проблемы?</text:p>
        </text:list-item>
        <text:list-item>
          <text:p text:style-name="P77">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535781044803617668" text:style-name="L10">
        <text:list-item>
          <text:p text:style-name="P78">Так что, будем ломать дверь? – Эпплджек критически осмотрелась, подмечая бабулек на лавочке и зевак во внутреннем скверике.</text:p>
        </text:list-item>
      </text:list>
      <text:list xml:id="list3362043495626223588" text:style-name="L11">
        <text:list-item>
          <text:p text:style-name="P79">Нет нужды. Лучше станьте-ка сзади меня так, чтобы заслонить от этих бабулек и от вооон той камеры наблюдения.</text:p>
        </text:list-item>
      </text:list>
      <text:list xml:id="list1389546507213501149" text:style-name="L12">
        <text:list-header>
          <text:p text:style-name="P8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0">Раздался лёгкий «кряк» и дверь подалась.</text:p>
      <text:list xml:id="list2591699749574811952" text:style-name="L13">
        <text:list-item>
          <text:p text:style-name="P107">Девушки, заходим.</text:p>
        </text:list-item>
      </text:list>
      <text:p text:style-name="P2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5"><text:span text:style-name="T1">Компьютер</text:span> стоял там же, где и обычно <text:span text:style-name="T1">— в личном кабинете Влада на столе у окна.</text:span></text:p>
      <text:list xml:id="list2339600907096571910" text:style-name="L14">
        <text:list-item>
          <text:p text:style-name="P108">Макс, тут окно разбито! И верёвка какая-то висит. – крикнула Флаттершай из кухни.</text:p>
        </text:list-item>
        <text:list-item>
          <text:p text:style-name="P108">Оставь, Флатти, не сейчас! – отмахнулся я.</text:p>
        </text:list-item>
      </text:list>
      <text:p text:style-name="P46">Лампочка питания на ноутбуке горела, <text:s/>но подключенный монитор оставался тёмным. Я постучал по пробелу, но безрезультатно.</text:p>
      <text:list xml:id="list5395494816913539692" text:style-name="L15">
        <text:list-item>
          <text:p text:style-name="P10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09">Монитор выключен. – <text:s/>раздалось из угла. Кресло с высокой спинкой повернулось, открыв нашим взорам Дискорда. </text:p>
        </text:list-item>
      </text:list>
      <text:p text:style-name="P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4">Он приподнял панамку, дурашливо здороваясь.</text:p>
      <text:list xml:id="list6114195449351028205" text:style-name="L16">
        <text:list-item>
          <text:p text:style-name="P110"><text:soft-page-break/>Оп-па! – пробормотала Эпплджек. – Нежданчик!</text:p>
        </text:list-item>
      </text:list>
      <text:list xml:id="list8169101094253391372" text:style-name="L17">
        <text:list-item>
          <text:p text:style-name="P111">Ты, я вижу, времени не терял, – моя рука под прикрытием стола медленно тянулась к тяжёлой фарфоровой кружке, стоящей на краю.</text:p>
        </text:list-item>
        <text:list-item>
          <text:p text:style-name="P69">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9">А почему ты вообще решил искать нас тут? – спросила Эпплджек. – Приехал бы домой. Мы б тебя чаем напоили.</text:p>
        </text:list-item>
        <text:list-item>
          <text:p text:style-name="P69">Видишь ли, дорогая Эй-Джей, я с самого начала знал, где находится наша уважаемая принцесса, а времени в обрез, так что...</text:p>
        </text:list-item>
      </text:list>
      <text:p text:style-name="P49">В проёме дверей появилась Флаттершай.</text:p>
      <text:list xml:id="list6520805841216064213" text:style-name="L18">
        <text:list-item>
          <text:p text:style-name="P70">С кем это вы тут разговариваете?</text:p>
          <text:p text:style-name="P7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49">Оглушённый Дискорд попытался было отъехать на кресле в сторону, но я припёр его стулом к стенке.</text:p>
      <text:p text:style-name="P47">– Жанна, Флатти, хватайте ноут и на выход! Я с ним разберусь! Не теряйте вре...!</text:p>
      <text:p text:style-name="P47">– ТЫ ИДИО...!!!</text:p>
      <text:p text:style-name="P47">Дискорд <text:s/>зорал одновременно со мной, прикрываясь от меня руками, когда раздался оглушительный</text:p>
      <text:p text:style-name="P47">...</text:p>
      <text:p text:style-name="P48">БАХ!!!</text:p>
      <text:p text:style-name="P47">…</text:p>
      <text:p text:style-name="P47">Эпплджек с <text:s/>нервным всхлипом опустила толстенный том «Энтерпрайз-паттернов» , издание девятое, дополненное.</text:p>
      <text:p text:style-name="P44">На лице Дискорда появилось удивлённо-мечтательное выражение и он вырубился.</text:p>
      <text:p text:style-name="P44"/>
      <text:h text:style-name="Heading_20_2" text:outline-level="2">Селестия</text:h>
      <text:p text:style-name="P44"/>
      <text:p text:style-name="P44">Включенный монитор показал схематическое изображение Селестиии, </text:p>
      <text:p text:style-name="P45">&gt;\<text:span text:style-name="T1">Привет, Селестия. Это Макс. Как себя чувствуешь?</text:span></text:p>
      <text:p text:style-name="P45">&lt;\<text:span text:style-name="T1">Макс? МАКС??? МА-А-А-АКС!!! НАКОНЕЦ-ТО! КАК Я РАДА ТЕБЯ СЛЫШАТЬ! </text:span></text:p>
      <text:p text:style-name="P44"/>
      <text:p text:style-name="P45">&gt;\<text:span text:style-name="T1">Я рад, что нашёл тебя, Тия.</text:span></text:p>
      <text:p text:style-name="P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5">&gt;\<text:span text:style-name="T1">Тия, я сейчас подключу микрофон и колонки, и мы сможем общаться более удобно.</text:span></text:p>
      <text:p text:style-name="P44">…</text:p>
      <text:p text:style-name="P44"><text:soft-page-break/>– Привет опять. Как ты меня слышишь?</text:p>
      <text:p text:style-name="P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5">– <text:span text:style-name="T1">Могу себе представить. Как-то раз я провёл три часа камере сенсорной депривации. Мне не понравилось.</text:span></text:p>
      <text:p text:style-name="P44">– Эммм... Ваше Высочество, вы в порядке? Мы так рады, что наконец-то нашли Вас! – вклинилась в разговор Эпплджек.</text:p>
      <text:p text:style-name="P44">– Кто тут? Макс, кто ещё с тобой?</text:p>
      <text:p text:style-name="P45"><text:span text:style-name="T1">– Со мной Эпплджек и Флаттершай. Мы пришли сюда полгода </text:span>&lt;<text:span text:style-name="T4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5">– <text:span text:style-name="T1">Девочки? Я рада вас слышать. А Твайлайт нет рядом?</text:span></text:p>
      <text:p text:style-name="P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4">При этих словах Дискорд замычал и задёргался. Эпплджек нахмурилась и проверила верёвки, привязывающие его к спинке стула.</text:p>
      <text:p text:style-name="P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4">– Ноутбук — так называется место, где я нахожусь сейчас? А кто это мычит?</text:p>
      <text:p text:style-name="P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4">– О, духи предков, но зачем??? Почему у него кляп во рту?</text:p>
      <text:p text:style-name="P44">– Мы связали его. Он нас предал. И тебя. И Эквестрию. Всех.</text:p>
      <text:p text:style-name="P44">При этих словах Эпплджек и Флаттершай непонимающе уставились на меня, а Дискорд протестующе замычал.</text:p>
      <text:p text:style-name="P44">Я начал рассказывать о своих догадках, и непонимающее выражение на лицах девушек сменилось удивлением.</text:p>
      <text:p text:style-name="P44">– Нифигасе! – Эпплджек уставилась на Дискорда. – Никогда бы не догадалась! Он, конечно, пиз<text:span text:style-name="T30">#</text:span>обол и распи<text:span text:style-name="T30">#</text:span>дяй, но чтоб предатель... Я о таком и не думала даже.</text:p>
      <text:p text:style-name="P44">– А зачем тогда ты приложила его книгой? – непонимающе уставился я на неё.</text:p>
      <text:p text:style-name="P44">– Потому что ты напал на него. Я и подумала — тебе виднее. И помогла.</text:p>
      <text:p text:style-name="P44">Флаттершай отрицающе мотнула головой.</text:p>
      <text:p text:style-name="P44">– Не может Дискорд быть предателем. Он мой друг.</text:p>
      <text:p text:style-name="P44">Дискорд благодарственно замычал и закивал головой.</text:p>
      <text:p text:style-name="P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4">Дискорд завёл глаза на лоб и обречённо завыл.</text:p>
      <text:p text:style-name="P44">– Макс, постой. Дай мне поговорить с ним. – сказала Селестия. – Не могу поверить, что Дискорд на такое пошёл.</text:p>
      <text:p text:style-name="P44">– Ну хорошо. Поговори. Послушаем, что он скажет.</text:p>
      <text:p text:style-name="P44"><text:soft-page-break/>Я красноречиво покачал кулак перед его носом и вытащил кляп.</text:p>
      <text:p text:style-name="P44">...</text:p>
      <text:p text:style-name="P51">– Ффы, тьфу, пффф, пфу! <text:span text:style-name="T30">&lt;</text:span>Вот дискорд! Я, то бишь!<text:span text:style-name="T3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0">— </text:span><text:span text:style-name="T1">получишь кляп обратно.</text:span></text:p>
      <text:p text:style-name="P51">– Это я-то устраиваю цирк?!! ДА ТЫ НА СЕБЯ ПОСМОТРИ, КЛОУН!!! На людей кидаешься, чашками бросаешься, вон, мне нос разбил! Дерёшься...</text:p>
      <text:p text:style-name="P51">Я угрожающе поднёс тряпку к лицу Дискорда.</text:p>
      <text:p text:style-name="P51">– Ещё одно слово в таком тоне, и ты заткнёшься, а мы уйдём в Эквестрию без тебя!</text:p>
      <text:p text:style-name="P5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1">Дискорд демонстративно закрыл рот и посвистывая уставился в потолок.</text:p>
      <text:p text:style-name="P51">Разговор зашёл в тупик.</text:p>
      <text:p text:style-name="P53"/>
      <text:p text:style-name="P54">На мониторе высветился текст:</text:p>
      <text:p text:style-name="P5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4"/>
      <text:p text:style-name="P54">Из колонок послышался лёгкий шорох.</text:p>
      <text:p text:style-name="P51">– Дик, сейчас не время для ссор. – голос Селестии был мягким, но настойчивым. – Мы в одной лодке.</text:p>
      <text:p text:style-name="P51">– Тебе легко говорить! Тебе не разбивали нос и не оскорбляли угрозами!</text:p>
      <text:p text:style-name="P51">– Ты должен понимать, что у Макса были все основания так себя вести. Твоё поведение вызвало подозрения у него, ведь он мало тебя знает. </text:p>
      <text:p text:style-name="P51">К уговорам Селестии присоединилась Флаттершай.</text:p>
      <text:p text:style-name="P51">– Дискорд, миленький, прости его. Макс хороший. Он просто не знал, что ты тоже хороший...</text:p>
      <text:p text:style-name="P51">У Дискорда покраснели уши и он засмущался и заворчал.</text:p>
      <text:p text:style-name="P5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1">Я пропустил «дятла» мимо ушей.</text:p>
      <text:p text:style-name="P5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1"/>
      <text:p text:style-name="P5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1">Потому разбрасываться такой возможностью не стоит. Если уж тебе повезло оказаться в новом мире — исследуй его сполна!..</text:p>
      <text:p text:style-name="P52">***</text:p>
      <text:p text:style-name="P56">&lt;<text:span text:style-name="T1">сюда можно вставить похождения Дискорда — вторая неопубликованная глава. Первая — секс с Селестией</text:span>&gt;</text:p>
      <text:p text:style-name="P52">***</text:p>
      <text:p text:style-name="P52"/>
      <text:p text:style-name="P54">– Развяжите мне, наконец, руки! Или хотя бы одну. Плечами жестикулировать неудобно.... </text:p>
      <text:p text:style-name="P54">Я развязал Дискорду левую руку.</text:p>
      <text:p text:style-name="P5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4">Дискорд принялся разминать затёкшее запястье.</text:p>
      <text:p text:style-name="P5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54">– Какое письмо, Корди? – вскинулась до этого зачарованно слушавшая Дискорда Флаттершай.</text:p>
      <text:p text:style-name="P54">– Ну ваше же! Вы с Эпплджек написали мне о своих мытарствах тут. Вежливо так написали, спасибо...</text:p>
      <text:p text:style-name="P54">Флаттершай покрылась пунцовыми пятнами.</text:p>
      <text:p text:style-name="P54">– Я... Мы... – тут она совсем стушевалась.</text:p>
      <text:p text:style-name="P54">– Так а почему ты сказал, что никто не уйдёт в Эквестрию? – наконец перебила Дискорда скучавшая до этого Эпплджек.</text:p>
      <text:p text:style-name="P54">Дискорд уставился на неё долгим взглядом, а потом хлопнул себя по лбу.</text:p>
      <text:p text:style-name="P5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0">&lt;</text:span><text:span text:style-name="T40">упомянуть, что Дискорд учился играть на гитаре в Эквестрии — брал уроки у Рэйнбоу</text:span><text:span text:style-name="T30">&gt;</text:span>).<text:span text:style-name="T30"> </text:span>То есть, эквестрийские три месяца немного короче местных...<text:span text:style-name="T30">&lt;</text:span><text:span text:style-name="T4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0">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0">&gt;</text:span></text:p>
      <text:p text:style-name="P54">– И что? – продолжила его мысль Эпплджек.</text:p>
      <text:p text:style-name="P54">– Эквестрийские три месяца КО-РО-ЧЕ местных. – с нажимом повторил Дискорд. – По моим подсчётам, на два дня.</text:p>
      <text:p text:style-name="P54">– И?!! – до меня уже дошло, но Эпплджек продолжала тупить.</text:p>
      <text:p text:style-name="P54">– Короче, времени у нас осталось что-то около пятнадцати минут. Или около того. – заявил Дискорд, поднеся к глазам запястье с массивными часами.</text:p>
      <text:p text:style-name="P54">– СКОЛЬКО??? – воскликнули хором я и девушки.</text:p>
      <text:p text:style-name="P54">Дискорд открыл было рот, но его слова заглушил звонок в дверь.</text:p>
      <text:p text:style-name="P54">– ОТКРОЙТЕ, ПОЛИЦИЯ! Вам даётся полминуты, чтобы открыть дверь. Через тридцать секунд дверь будет выбита!</text:p>
      <text:p text:style-name="P5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54">Массаракш!</text:p>
      <text:p text:style-name="P54">– На крышу, живо!!! Через окно на кухне! – зашипел Дискорд, отчаянно дёргая узлы свободной рукой.</text:p>
      <text:p text:style-name="P54">Эпплджек, одной рукой сгребя в охапку ноутбук, второй увлекая Флаттершай, кинулась на кухню.</text:p>
      <text:p text:style-name="P54">– А толку? Куда мы с крыши денемся? – спросил я растерянно. Дискорд только раздражённо зарычал в ответ.</text:p>
      <text:p text:style-name="P51">Дверь содрогнулась от мощного удара. Послышался стук падающей штукатурки. Я сломя голову кинулся на кухню.</text:p>
      <text:p text:style-name="P51">– Развяжи меня, идиот!!! – гаркнул вдогонку Дискорд.</text:p>
      <text:p text:style-name="P5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1">– Давай на крышу! Я догоню! – рявкнул он, освобождая вторую руку.</text:p>
      <text:p text:style-name="P51">От второго удара дверная коробка крякнула и наполовину въехала в коридор. </text:p>
      <text:p text:style-name="P5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1">Верёвка в кухонном окне дёргалась от движений лезущих по ней Флатти и Эпплджек. Я словил её рукой и стал на подоконник.</text:p>
      <text:p text:style-name="P51">Чёрт!</text:p>
      <text:p text:style-name="P5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1">Но нет, триста тысяч чертей, раз девушки смогли – я тоже смогу!</text:p>
      <text:p text:style-name="P5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1">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1">Я успел сократить расстояние до Эпплджек наполовину, когда девушки нашли решение.</text:p>
      <text:p text:style-name="P5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1">Я выдохнул.</text:p>
      <text:p text:style-name="P5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1">Чёрт! Чёрт! Чёрт! Чёрт!</text:p>
      <text:p text:style-name="P51">Бля!!!...</text:p>
      <text:p text:style-name="P51">Верёвка закончилась, а вместе с ней прекратилась и боль в сожжёных суставах. Наконец-то у меня появилось время для паники. Я обнял ноги<text:span text:style-name="T30"> </text:span>Эпплджек покрепче, закрыл глаза и приготовился...</text:p>
      <text:p text:style-name="P51"/>
      <text:h text:style-name="Heading_20_2" text:outline-level="2">Назад, в Эквестрию</text:h>
      <text:p text:style-name="P51"/>
      <text:p text:style-name="P51">Долго паниковать не пришлось. </text:p>
      <text:p text:style-name="P51">Я почувствовал сильный рывок за шиворот и захват поперёк груди. </text:p>
      <text:p text:style-name="P51">– ОТПУСТИ ДЕВЧОНКУ!!! – загрохотало мне в ухо. Я открыл глаза.</text:p>
      <text:p text:style-name="P5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1">Я чуть поднял глаза и уставился в чешуйчатую морду дракона.</text:p>
      <text:p text:style-name="P51"><text:soft-page-break/>– Отпусти Эпплджек. Я её держу. – повторил Дискорд. – Мне сбалансироваться надо. Вы не такие уж и лёгкие.</text:p>
      <text:p text:style-name="P5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1">Наконец это ему удалось, и дальнейший подъём на крышу происходил в молчании.</text:p>
      <text:p text:style-name="P5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1">Флаттершай оторвала заплаканное лицо от моей ветровки.</text:p>
      <text:p text:style-name="P51">– Да-да, ты прав, Корди. Я готова.</text:p>
      <text:p text:style-name="P51">На длинной шее Дискорда разместились Эпплджек и Флаттершай. Я, для сохранения баланса, разместился позади крыльев.</text:p>
      <text:p text:style-name="P51">Дискорд расправил крылья и начал короткую пробежку к краю.</text:p>
      <text:p text:style-name="P5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1">И мы полетели навстречу закату.</text:p>
      <text:p text:style-name="P5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5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1">– Пристегните ремни! – проревел Дискорд, резко ускоряясь. – Будет весело!!!</text:p>
      <text:p text:style-name="P5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1">– ЙУУУУУУУХХХУУУУУ!!! – заорал Дискорд, сложил крылья и врезался в шар.</text:p>
      <text:p text:style-name="P55">&lt;<text:span text:style-name="T4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3"/>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0">е</text:span><text:span text:style-name="T1">еся</text:span> <text:span text:style-name="T1">в пустоте кресло </text:span>.</text:p>
      <text:p text:style-name="P25"><text:span text:style-name="T1">– </text:span>Анакорн. <text:span text:style-name="T1">– о</text:span>трекомендовался он.</text:p>
      <text:p text:style-name="P25"><text:span text:style-name="T1">– </text:span>П-привет. Макс. <text:span text:style-name="T1">– в</text:span> смятении представился я.</text:p>
      <text:p text:style-name="P2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2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5"><text:span text:style-name="T1">Юноша</text:span> закинул ногу за ногу и пытливо смотрел на меня, играя карандашём .</text:p>
      <text:p text:style-name="P25">Я совсем запутался.</text:p>
      <text:p text:style-name="P25"><text:span text:style-name="T1">– </text:span>Какая проблема? Какое решение? Кто ты <text:span text:style-name="T1">вообще</text:span>?</text:p>
      <text:p text:style-name="P25"><text:span text:style-name="T30">– </text:span><text:span text:style-name="T1">Хорошо, с</text:span>ейчас объясню, <text:span text:style-name="T1">– </text:span>кивнул <text:span text:style-name="T1">Анакорн</text:span>. <text:span text:style-name="T30">– </text:span><text:span text:style-name="T2">Понимаю, ты </text:span><text:span text:style-name="T5">пока </text:span><text:span text:style-name="T2">не вполне в теме от шока..</text:span><text:span text:style-name="T1">.</text:span></text:p>
      <text:p text:style-name="P26"><text:span text:style-name="T1">Как ты уже заметил, Эквестрия вырождается. Да-да, не делай вид, будто ты не </text:span><text:span text:style-name="T2">в курсе</text:span><text:span text:style-name="T1">, о чём я! Вспомни вести с границ и события в Вечнодиком лесу. Цивилизация отступает, хаос распространяется всё дальше. </text:span><text:span text:style-name="T2">Девчонки</text:span><text:span text:style-name="T1">, конечно, пыта</text:span><text:span text:style-name="T2">ются</text:span><text:span text:style-name="T1"> выстоять — но ты видел, чем закончилась такая попытка для Селестии? </text:span><text:span text:style-name="T3">Х</text:span><text:span text:style-name="T1">аос </text:span><text:span text:style-name="T3">и Ничто </text:span><text:span text:style-name="T1">буд</text:span><text:span text:style-name="T3">у</text:span><text:span text:style-name="T1">т расползаться всё дальше, пока не разруш</text:span><text:span text:style-name="T3">а</text:span><text:span text:style-name="T1">т </text:span><text:span text:style-name="T2">не только Эквестрию, но и </text:span><text:span text:style-name="T1">весь Эквус. </text:span><text:span text:style-name="T3">У</text:span><text:span text:style-name="T1">ж можешь мне поверить, я видел такое раньше.</text:span><text:span text:style-name="T2"> Принцессы ничего не смогут сделать — они всего лишь часть Эквуса, хоть и довольно могущественная. </text:span><text:span text:style-name="T3">То есть, им присущи все его слабости.</text:span></text:p>
      <text:p text:style-name="P27"><text:span text:style-name="T2">П</text:span><text:span text:style-name="T3">роблема в том, что Эквус</text:span><text:span text:style-name="T1"> </text:span><text:span text:style-name="T6">крайне </text:span><text:span text:style-name="T1">хрупок и нежизнеспособен. </text:span><text:span text:style-name="T3">По-сути, это мертворожденный мир. У него с самого начала присутствует ворох проблем, с каким долго не живут. </text:span><text:span text:style-name="T4">Это и крайне причудливая и </text:span><text:soft-page-break/><text:span text:style-name="T6">оторванная от реальности</text:span><text:span text:style-name="T4"> природа</text:span><text:span text:style-name="T7"> </text:span><text:span text:style-name="T4">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37"><text:span text:style-name="T3">– </text:span><text:span text:style-name="T1">Стоп, не торопись. – у меня голова пошла кругом от информации. – </text:span><text:span text:style-name="T6">Я ничего не понял. </text:span><text:span text:style-name="T7">Какие-такие проблемы? Какие варианты? Зачем его поддерживать?</text:span></text:p>
      <text:p text:style-name="P38"><text:span text:style-name="T7">А</text:span><text:span text:style-name="T1">накорн недовольно поморщился, но продолжил.</text:span></text:p>
      <text:p text:style-name="P39"><text:span text:style-name="T1">– </text:span><text:span text:style-name="T8">К сожалению, я не могу напрямую общаться с сущностями низ</text:span><text:span text:style-name="T9">ших</text:span><text:span text:style-name="T8"> энергетическ</text:span><text:span text:style-name="T9">их</text:span><text:span text:style-name="T8"> уровн</text:span><text:span text:style-name="T9">ей</text:span><text:span text:style-name="T8"> — сожгу к чёртям собачьим и их самих, и их среду обитания. Приходится изгаляться: или во </text:span><text:span text:style-name="T10">время твоих сеансов совместного</text:span><text:span text:style-name="T8"> сн</text:span><text:span text:style-name="T10">а</text:span><text:span text:style-name="T8"> намёки давать, или, как сейчас, </text:span><text:span text:style-name="T10">в междумирье</text:span><text:span text:style-name="T8"> </text:span><text:span text:style-name="T9">разговаривать — по сути, тот же сон, только чуть более </text:span><text:span text:style-name="T10">основательный</text:span><text:span text:style-name="T8">. </text:span><text:span text:style-name="T10">Сейчас, по-крайней мере, я могу так излагать концепции, чтобы было понятно.</text:span><text:span text:style-name="T8"> </text:span><text:span text:style-name="T10">Но тут у меня крайне мало времени... </text:span><text:span text:style-name="T11">Ладно, попробую уложиться.</text:span></text:p>
      <text:p text:style-name="P40"><text:span text:style-name="T11">А</text:span><text:span text:style-name="T1">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span></text:p>
      <text:p text:style-name="P9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text:span><text:span text:style-name="T12">Причины их возникновения — самые разные. </text:span><text:span text:style-name="T19">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й творец. Который создал их силой воображения. Можешь называть это магией, <text:s/>кстати, поскольку эти вещи взаимосвязаны.</text:span></text:p>
      <text:p text:style-name="P97"><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text:span><text:span text:style-name="T20"> Некоторые довольно неплохо скроены и не сильно отличаются от самосозданных — как правило, они в большей части с них 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1"><text:span text:style-name="T1">На голограмме появилась солнечная си</text:span><text:span text:style-name="T24">стема Эквуса.</text:span></text:p>
      <text:p text:style-name="P99"><text:span text:style-name="T24">– </text:span><text:span text:style-name="T1">Ну, допустим, поднятие светил магией (на самом деле, поворот вокруг оси самого Эквуса) ещё можно списать на поддерживание погодных условий, необходимых для интенсивного сельского хозяйства. Хотя и это чёртовски опасная штука — чуть ошибёшься, и на планете наступит или ледниковый период, или невыносимая жара. Ну ладно, тут ещё можно выкрутиться. </text:span><text:span text:style-name="T21">А заточка всей цивилизации под человеческие руки? Тут уже серьёзно ломать голову приходится! </text:span><text:span text:style-name="T22">Можно притянуть за уши, </text:span><text:span text:style-name="T21">что магия единорогов — неполноценный но всё же эквивалент человеческой руки, </text:span><text:span text:style-name="T22">и единороги помогают остальным расам «руками»</text:span><text:span text:style-name="T21">.</text:span><text:span text:style-name="T1"> Но, чёрт </text:span><text:span text:style-name="T22">меня </text:span><text:span text:style-name="T1">побери, к</text:span><text:span text:style-name="T21">ь</text:span><text:span text:style-name="T1">ютимарки приткнуть </text:span><text:span text:style-name="T21">совершенно </text:span><text:span text:style-name="T1">некуда! Как смоделировать и реалистично объяснить возникновение кьютимарок? Как? Может, ты думаешь, мне больше заняться нечем, как придумывать для пони смысл жизни и лепить </text:span><text:span text:style-name="T22">им </text:span><text:span text:style-name="T1">тату на фланк</text:span><text:span text:style-name="T22">и</text:span><text:span text:style-name="T1">? Так я тебя разочарую! У меня и без того дохренищща дел! </text:span><text:span text:style-name="T24">А эти тату прочно засели в основе Эквестрии. Хорошо, хоть не всего Эквуса!</text:span></text:p>
      <text:p text:style-name="P100"><text:span text:style-name="T1">Анакорн плюхнулся обратно в кресло и схватился за голову. Потом, немного успокоившись, продолжил.</text:span></text:p>
      <text:p text:style-name="P100"><text:span text:style-name="T1">– И если бы только это! Понапридумывают, </text:span><text:span text:style-name="T23">понимаешь,</text:span><text:span text:style-name="T1"> кучу несовместимых историй, и пытаются втиснуть их в одну и ту же Эквестрию. </text:span><text:span text:style-name="T26">Даже не пытаясь построить хоть какой-то мостик к базе</text:span><text:span text:style-name="T1">. </text:span><text:span text:style-name="T23">А такому хрупкому и неустойчивому миру это отнюдь не на пользу. Если бы он уже устоялся и сбалансировался — никто бы и не заметил. А так от каждой такой «истории» Эквус сотрясается как от </text:span><text:soft-page-break/><text:span text:style-name="T23">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А из таких посёлков Эквестрия состоит на 80% </text:span><text:span text:style-name="T39">&lt;</text:span><text:span text:style-name="T4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9">&gt;</text:span><text:span text:style-name="T23">.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01"><text:span text:style-name="T23">А</text:span><text:span text:style-name="T1">накорн </text:span><text:span text:style-name="T24">постучал по столику указкой. Солнечная система увеличилась, оставив в поле зрения только шар Эквуса.</text:span></text:p>
      <text:p text:style-name="P102"><text:span text:style-name="T1">– Самое плохое — Эквус лишился внешней подпитки. Это при том, что он ещё </text:span><text:span text:style-name="T27">слаб и неполон</text:span><text:span text:style-name="T1">. </text:span><text:span text:style-name="T25">Знаешь, каким бы криво сделанным ни был мир, пока у него существуют фанаты, которые поддерживают его силой своего воображения,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text:span><text:span text:style-name="T26">очень </text:span><text:span text:style-name="T25">коротко.</text:span></text:p>
      <text:p text:style-name="P103"><text:span text:style-name="T25">Н</text:span><text:span text:style-name="T1">е знаю, что там у вас случилось, но в последнее время поддержка совсем ослабла. </text:span><text:span text:style-name="T28">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сегодня ночью?»</text:span></text:p>
      <text:p text:style-name="P92">И вот как существовать такому миру? Хрен пойм<text:span text:style-name="T56">ёшь</text:span>! <text:span text:style-name="T56">– Анакорн мрачно уставился на голограмму Эквуса, который мерцал и шёл помехами, как изображение на </text:span><text:span text:style-name="T47">старом аналоговом телевизоре</text:span><text:span text:style-name="T48">&lt;</text:span><text:span text:style-name="T49">заменить на более знакомое. Фанфик будут читать не только олдфаги, которые помнят такие телеки</text:span><text:span text:style-name="T48">&gt;</text:span><text:span text:style-name="T56">.</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0">–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90">– Гм! Я бы попросил тебя не касаться моих отношений с Рэйнбоу Дэш.</text:p>
      <text:p text:style-name="P90">–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text:soft-page-break/>нужна твоя помощь.</text:p>
      <text:p text:style-name="P90">– Ну, пусть так. Но мне непонятно, почему ты сказал «ему»? Разве не тебе? Ты ведь демиург этого мира?</text:p>
      <text:p text:style-name="P90">Анакорн смутился.</text:p>
      <text:p text:style-name="P90">–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90">(<text:span text:style-name="T42">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90"><text:span text:style-name="T42">– Сам ты раздолбай! – произнёс, наконец, Старсвирл</text:span>)</text:p>
      <text:p text:style-name="P90">… И создали вы его достаточно топорно — видишь, он трещит по швам.</text:p>
      <text:p text:style-name="P90">– А как я могу помочь?</text:p>
      <text:p text:style-name="P90">–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95"/>
      <text:p text:style-name="P32"/>
      <text:p text:style-name="P98">Решение - написать книгу в поддержку с объяснением проблем. Затворить “дверь” из Эквестрии.</text:p>
      <text:p text:style-name="P93"/>
      <text:p text:style-name="P31"/>
      <text:p text:style-name="P34">Я с удивлением заметил, как мои руки и ноги начали куриться еле заметными клубами голубоватого тумана. Их заметил и Анакорн.</text:p>
      <text:p text:style-name="P34">– Пора закругляться. Ты начинаешь <text:span text:style-name="T50">сгорать</text:span></text:p>
      <text:p text:style-name="P30"/>
      <text:p text:style-name="P30"/>
      <text:p text:style-name="P36"><text:s/>\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25">-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text:soft-page-break/>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25">...</text:p>
      <text:p text:style-name="P25"/>
      <text:p text:style-name="P25"/>
      <text:p text:style-name="P29">&lt;<text:span text:style-name="T44">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25">\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25">////////////////////////////////////////////////////////////////////////////////////////////////////////////////////////////////////////////////////</text:p>
      <text:p text:style-name="P25"/>
      <text:p text:style-name="P3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5"/>
      <text:p text:style-name="P25"/>
      <text:p text:style-name="P2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5">.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5">ться.\n- Дискорд! Я, то есть! - Воскликнул Дискорд. - Нам нужно поторопиться.\nНо дни проходили, а поиски были безрезультатными. Идей ни у кого не было.</text:p>
      <text:p text:style-name="P2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5">тками.\n...\nНа экране выскочило знакомое приглашение.\n- Привет, Нексус.\n- Привет.\n- Как самочувствие?\n- Плохо. Чувствую себя не в своей тарелке.\n-</text:p>
      <text:p text:style-name="P25"><text:s/>А где твоя тарелка?\n- В Эквестрии, Макс.\n- Ты???\n- Да, я. Селестия.\n\nТы могла бы и не околдовывать меня. Я и так сделал бы всё, от меня зависящее,</text:p>
      <text:p text:style-name="P2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5">твоём случае мне интереснее был процесс, а не результат. Я и так знала, что ты поможешь нам.\n\n- Как мне освободить тебя?\n- Просто выключи комп.\n(ухо</text:p>
      <text:p text:style-name="P2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5"><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2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5">скиз РД.\nДа, и начну, наконец фантазию. А то всё собираюсь, да времени нет. \nИ назову её... скажем… “Последний Фанфик”...</text:p>
      <text:p text:style-name="P25"/>
      <text:p text:style-name="P2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28">&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25"/>
      <text:p text:style-name="P28"/>
      <text:p text:style-name="P2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8T19:33:19.192000000</dc:date>
    <meta:editing-duration>P26DT26M52S</meta:editing-duration>
    <meta:editing-cycles>273</meta:editing-cycles>
    <meta:generator>LibreOffice/4.1.2.3$Windows_x86 LibreOffice_project/40b2d7fde7e8d2d7bc5a449dc65df4d08a7dd38</meta:generator>
    <meta:document-statistic meta:table-count="0" meta:image-count="0" meta:object-count="0" meta:page-count="74" meta:paragraph-count="833" meta:word-count="39239" meta:character-count="263944" meta:non-whitespace-character-count="225058"/>
  </office:meta>
</office:document-meta>
</file>